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1a374f" officeooo:paragraph-rsid="001a374f"/>
    </style:style>
    <style:style style:name="P2" style:family="paragraph" style:parent-style-name="Heading_20_2">
      <style:text-properties officeooo:rsid="001a374f" officeooo:paragraph-rsid="001a374f"/>
    </style:style>
    <style:style style:name="P3" style:family="paragraph" style:parent-style-name="Standard">
      <style:text-properties fo:font-size="20pt" fo:font-weight="bold" officeooo:rsid="001a374f" officeooo:paragraph-rsid="001a374f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2pt" fo:font-weight="normal" officeooo:rsid="001a374f" officeooo:paragraph-rsid="001a374f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officeooo:rsid="001a374f" officeooo:paragraph-rsid="001a374f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officeooo:rsid="001a374f" officeooo:paragraph-rsid="001a374f"/>
    </style:style>
    <style:style style:name="P7" style:family="paragraph" style:parent-style-name="Text_20_body" style:list-style-name="L2">
      <style:text-properties officeooo:rsid="001a374f" officeooo:paragraph-rsid="001a374f"/>
    </style:style>
    <style:style style:name="P8" style:family="paragraph" style:parent-style-name="Text_20_body" style:list-style-name="L3">
      <style:text-properties officeooo:rsid="001a374f" officeooo:paragraph-rsid="001a374f"/>
    </style:style>
    <style:style style:name="P9" style:family="paragraph" style:parent-style-name="Text_20_body" style:list-style-name="L5">
      <style:text-properties officeooo:rsid="001a374f" officeooo:paragraph-rsid="001a374f"/>
    </style:style>
    <style:style style:name="P10" style:family="paragraph" style:parent-style-name="Text_20_body">
      <style:text-properties officeooo:paragraph-rsid="001a374f"/>
    </style:style>
    <style:style style:name="T1" style:family="text">
      <style:text-properties officeooo:rsid="001a374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udit l’Oréal</text:p>
      <text:h text:style-name="P1" text:outline-level="1">Récapitulatif</text:h>
      <text:p text:style-name="P3"/>
      <text:list xml:id="list4226397384" text:style-name="L1">
        <text:list-item>
          <text:p text:style-name="P5">Les stagiaires sont supposés connaître le python et la théorie du ML et DL, mais il y a besoin d’uniformiser les pratiques de code. Une demande de révision sur l’ensemble des librairies du domaines en incorporant un maximum de pratique. Il est attendu que 60 % du temps y soit dédiée</text:p>
        </text:list-item>
        <text:list-item>
          <text:p text:style-name="P5">L’Oréal étant intéressé par le traitement de l’image, il pourrait être intéressant d’accentuer l’aspect traitement de l’image en revenant sur les différentes approches et pas seulement la classification.</text:p>
        </text:list-item>
        <text:list-item>
          <text:p text:style-name="P5">Un besoin de traitement tabulaire existe pour le client et la présentation de librairie tel que XGBoost pourrait être pertinent.</text:p>
        </text:list-item>
        <text:list-item>
          <text:p text:style-name="P5">À des fins de production, il est intéressant de montrer aux stagiaires comment déployer leur code pour en faire une api ou mettre en production</text:p>
        </text:list-item>
      </text:list>
      <text:p text:style-name="P4"/>
      <text:h text:style-name="P1" text:outline-level="1">Programme proposé</text:h>
      <text:h text:style-name="P2" text:outline-level="2">Outils Python pour l’analyse et le traitement de données</text:h>
      <text:list text:style-name="L2">
        <text:list-item>
          <text:p text:style-name="P7">Calcul scientifique avec NumPy</text:p>
        </text:list-item>
        <text:list-item>
          <text:p text:style-name="P7">Traitement de données tabulaires avec Pandas</text:p>
        </text:list-item>
        <text:list-item>
          <text:p text:style-name="P7">Visualisation des données avec Matplotlib et seaborn</text:p>
        </text:list-item>
      </text:list>
      <text:h text:style-name="Heading_20_2" text:outline-level="2">Machi<text:span text:style-name="T1">ne learning avec scikit-learn et XGBoost</text:span></text:h>
      <text:p text:style-name="P6">Révision des algorithmes et de l’utilisation de scikit-learn :</text:p>
      <text:list text:style-name="L3">
        <text:list-item>
          <text:p text:style-name="P8">Régression (linéaire, arbres et foret)</text:p>
        </text:list-item>
        <text:list-item>
          <text:p text:style-name="P8">Classification (régression logistique, SVM, forêt)</text:p>
        </text:list-item>
        <text:list-item>
          <text:p text:style-name="P8">Clustering</text:p>
        </text:list-item>
        <text:list-item>
          <text:p text:style-name="P8">Réduction de dimension (Rappel sur l’utilité de la réduction de dimension, Présentation PCA et démonstration de méthodes non linéaire)</text:p>
        </text:list-item>
        <text:list-item>
          <text:p text:style-name="P8">Techniques boostés avec XGBoost</text:p>
        </text:list-item>
      </text:list>
      <text:h text:style-name="P2" text:outline-level="2">Deep Learning avec Tensorflow et Keras</text:h>
      <text:list text:style-name="L5">
        <text:list-item>
          <text:p text:style-name="P9">Utilisation de la librairie Keras pour la mise en place de réséaux de neurones pour classification et régression :</text:p>
          <text:list>
            <text:list-item>
              <text:p text:style-name="P9">Réseaux classiques (MLP)</text:p>
            </text:list-item>
            <text:list-item>
              <text:p text:style-name="P9">Traitement de l’image (CNN)</text:p>
            </text:list-item>
          </text:list>
        </text:list-item>
        <text:list-item>
          <text:p text:style-name="P9"><text:soft-page-break/>Utilisation de Keras et Tensorflow pour le développement de modèles personnalisés via les outils de spécialisation de modèle :</text:p>
          <text:list>
            <text:list-item>
              <text:p text:style-name="P9">Création de couches personnalisées</text:p>
            </text:list-item>
            <text:list-item>
              <text:p text:style-name="P9">Utiliser le GradientTape pour l’implémentation de modèles récents</text:p>
            </text:list-item>
          </text:list>
        </text:list-item>
        <text:list-item>
          <text:p text:style-name="P9">Détails de modèles de traitement de l’image alternatifs type occlusion, détection d’erreur et segmentation</text:p>
        </text:list-item>
        <text:list-item>
          <text:p text:style-name="P9">Bonus : Modèle transformeur pour le traitement d’image (si le temps le permet)</text:p>
        </text:list-item>
      </text:list>
      <text:h text:style-name="P2" text:outline-level="2">Mise en production</text:h>
      <text:p text:style-name="P6">Développement et déploiement d’une api de ML</text:p>
      <text:p text:style-name="P10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1T12:38:59.518000000</dc:date>
    <meta:editing-duration>PT1H44M13S</meta:editing-duration>
    <meta:editing-cycles>1</meta:editing-cycles>
    <meta:document-statistic meta:table-count="0" meta:image-count="0" meta:object-count="0" meta:page-count="2" meta:paragraph-count="29" meta:word-count="324" meta:character-count="2046" meta:non-whitespace-character-count="1771"/>
    <meta:generator>LibreOffice/7.4.2.3$Windows_X86_64 LibreOffice_project/382eef1f22670f7f4118c8c2dd222ec7ad009daf</meta:generator>
  </office:meta>
</office:document-meta>
</file>